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NINA ALEX AMILC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1949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72335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UCRA NINA ALEX AMILC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19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ONZALES QUISPE, NOEM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8361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3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96748489</text:p>
          </table:table-cell>
          <table:table-cell table:style-name="Tabla2.A2" office:value-type="string">
            <text:p text:style-name="P7">31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8:20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